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1421d3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officeooo:rsid="0015dae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Aluno</text:span><text:span text:style-name="T2">: </text:span><text:span text:style-name="T3">Bruno Luz Martins</text:span><text:span text:style-name="T2"><text:tab/><text:tab/><text:tab/><text:tab/><text:tab/><text:tab/></text:span><text:span text:style-name="T4">Data:</text:span><text:span text:style-name="T2"> 04/10/2013</text:span></text:p>
      <text:p text:style-name="P5"><text:span text:style-name="T4">Fase/Iteração:</text:span><text:span text:style-name="T2"> Iteração 1<text:tab/><text:tab/><text:tab/><text:tab/><text:tab/></text:span><text:span text:style-name="T4">Esforço Total:</text:span><text:span text:style-name="T2"> 4 horas</text:span></text:p>
      <text:p text:style-name="P6"/>
      <text:p text:style-name="P5"><text:span text:style-name="T4">Atividade: Estudo do escopo do projeto</text:span><text:span text:style-name="T2"><text:tab/><text:tab/><text:tab/></text:span><text:span text:style-name="T4">Esforço: 4 horas</text:span></text:p>
      <text:p text:style-name="P6">Descrição: Estudar o escopo do projeto <text:span text:style-name="T5">e pedido de acesso aos compenentes da fábrica.</text:span><text:tab/><text:tab/></text:p>
      <text:p text:style-name="P6">Produtos: Conhecimento sobre o projeto</text:p>
      <text:p text:style-name="P6">Equipe: <text:span text:style-name="T5">Bruno Luz Martins e </text:span>Rhaíssa Nogueira</text:p>
      <text:p text:style-name="P7">Artefato: Não se aplica</text:p>
      <text:p text:style-name="P2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104cm" svg:y="-0.265cm" svg:width="2.256cm" svg:height="1.469cm" draw:z-index="0"><draw:image xlink:href="Pictures/1000020100000140000000F01B97891D.png" xlink:type="simple" xlink:show="embed" xlink:actuate="onLoad"/></draw:frame></text:p>
        <text:p text:style-name="MP2">RELPREV – Relatório de Prevenção de Acidentes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4</meta:editing-cycles>
    <dc:date>2013-10-08T09:04:06</dc:date>
    <meta:editing-duration>PT39S</meta:editing-duration>
    <meta:document-statistic meta:table-count="0" meta:image-count="1" meta:object-count="0" meta:page-count="1" meta:paragraph-count="11" meta:word-count="70" meta:character-count="491" meta:non-whitespace-character-count="414"/>
  </office:meta>
</office:document-meta>
</file>